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1-04-2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1-03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1-02-2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1-01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12-18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11-16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10-16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9-16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8-1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5744" calcext:value-type="float">
            <text:p>45.1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4344" calcext:value-type="float">
            <text:p>41.6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5584" calcext:value-type="float">
            <text:p>43.9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3008" calcext:value-type="float">
            <text:p>41.5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8136" calcext:value-type="float">
            <text:p>42.9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05" calcext:value-type="float">
            <text:p>42.1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0848" calcext:value-type="float">
            <text:p>43.3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2808" calcext:value-type="float">
            <text:p>43.8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3372" calcext:value-type="float">
            <text:p>43.743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9244" calcext:value-type="float">
            <text:p>42.71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9852" calcext:value-type="float">
            <text:p>42.24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1822" calcext:value-type="float">
            <text:p>42.771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52" calcext:value-type="float">
            <text:p>42.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6924" calcext:value-type="float">
            <text:p>43.20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5484" calcext:value-type="float">
            <text:p>43.1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962" calcext:value-type="float">
            <text:p>42.67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3092" calcext:value-type="float">
            <text:p>41.503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7128" calcext:value-type="float">
            <text:p>41.53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3444" calcext:value-type="float">
            <text:p>42.0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2636" calcext:value-type="float">
            <text:p>40.9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1108" calcext:value-type="float">
            <text:p>41.63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6228" calcext:value-type="float">
            <text:p>40.68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1436" calcext:value-type="float">
            <text:p>38.9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2664" calcext:value-type="float">
            <text:p>40.87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198" calcext:value-type="float">
            <text:p>38.7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32100531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2212" calcext:value-type="float">
            <text:p>38.2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26" meta:object-count="0"/>
    <meta:user-defined meta:name="AppVersion">3.0</meta:user-defined>
  </office:meta>
</office:document-meta>
</file>